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6.969cm"/>
    </style:style>
    <style:style style:name="Table1.B" style:family="table-column">
      <style:table-column-properties style:column-width="3.399cm"/>
    </style:style>
    <style:style style:name="Table1.C" style:family="table-column">
      <style:table-column-properties style:column-width="6.632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5.164cm" table:align="left"/>
    </style:style>
    <style:style style:name="Table2.A" style:family="table-column">
      <style:table-column-properties style:column-width="4.362cm"/>
    </style:style>
    <style:style style:name="Table2.B" style:family="table-column">
      <style:table-column-properties style:column-width="4.124cm"/>
    </style:style>
    <style:style style:name="Table2.C" style:family="table-column">
      <style:table-column-properties style:column-width="6.678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8.573cm" table:align="left"/>
    </style:style>
    <style:style style:name="Table3.A" style:family="table-column">
      <style:table-column-properties style:column-width="1.695cm"/>
    </style:style>
    <style:style style:name="Table3.B" style:family="table-column">
      <style:table-column-properties style:column-width="1.916cm"/>
    </style:style>
    <style:style style:name="Table3.C" style:family="table-column">
      <style:table-column-properties style:column-width="4.962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2.132cm" table:align="left"/>
    </style:style>
    <style:style style:name="Table4.A" style:family="table-column">
      <style:table-column-properties style:column-width="2.88cm"/>
    </style:style>
    <style:style style:name="Table4.B" style:family="table-column">
      <style:table-column-properties style:column-width="1.916cm"/>
    </style:style>
    <style:style style:name="Table4.C" style:family="table-column">
      <style:table-column-properties style:column-width="7.336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4.866cm" table:align="left"/>
    </style:style>
    <style:style style:name="Table5.A" style:family="table-column">
      <style:table-column-properties style:column-width="3.177cm"/>
    </style:style>
    <style:style style:name="Table5.B" style:family="table-column">
      <style:table-column-properties style:column-width="1.916cm"/>
    </style:style>
    <style:style style:name="Table5.C" style:family="table-column">
      <style:table-column-properties style:column-width="9.774cm"/>
    </style:style>
    <style:style style:name="Table5.A1" style:family="table-cell">
      <style:table-cell-properties style:vertical-align="middle" fo:padding="0.049cm" fo:border="none"/>
    </style:style>
    <style:style style:name="P1" style:family="paragraph" style:parent-style-name="Contents_20_1">
      <style:paragraph-properties fo:line-height="150%" fo:text-align="justify" style:justify-single-word="false"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 fo:line-height="150%" fo:text-align="justify" style:justify-single-word="false">
        <style:tab-stops>
          <style:tab-stop style:position="15.998cm" style:type="right" style:leader-style="dotted" style:leader-text="."/>
        </style:tab-stops>
      </style:paragraph-properties>
    </style:style>
    <style:style style:name="P3" style:family="paragraph" style:parent-style-name="Contents_20_4">
      <style:paragraph-properties fo:line-height="150%" fo:text-align="justify" style:justify-single-word="false">
        <style:tab-stops>
          <style:tab-stop style:position="15.499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line-height="150%" fo:text-align="justify" style:justify-single-word="false"/>
      <style:text-properties style:font-name="Times New Roman"/>
    </style:style>
    <style:style style:name="P5" style:family="paragraph" style:parent-style-name="Heading_20_1">
      <style:paragraph-properties fo:line-height="150%" fo:text-align="justify" style:justify-single-word="false"/>
      <style:text-properties style:font-name="Times New Roman"/>
    </style:style>
    <style:style style:name="P6" style:family="paragraph" style:parent-style-name="Heading_20_1">
      <style:paragraph-properties fo:line-height="150%" fo:text-align="justify" style:justify-single-word="false"/>
      <style:text-properties style:font-name="Times New Roman" officeooo:paragraph-rsid="001e4876"/>
    </style:style>
    <style:style style:name="P7" style:family="paragraph" style:parent-style-name="Heading_20_1">
      <style:paragraph-properties fo:line-height="150%" fo:text-align="justify" style:justify-single-word="false"/>
      <style:text-properties style:font-name="Times New Roman" officeooo:paragraph-rsid="0014a651"/>
    </style:style>
    <style:style style:name="P8" style:family="paragraph" style:parent-style-name="Heading_20_3">
      <style:paragraph-properties fo:line-height="150%" fo:text-align="justify" style:justify-single-word="false"/>
    </style:style>
    <style:style style:name="P9" style:family="paragraph" style:parent-style-name="Heading_20_4">
      <style:paragraph-properties fo:line-height="150%" fo:text-align="justify" style:justify-single-word="false"/>
    </style:style>
    <style:style style:name="P10" style:family="paragraph" style:parent-style-name="Quotations">
      <style:paragraph-properties fo:line-height="150%" fo:text-align="justify" style:justify-single-word="false"/>
    </style:style>
    <style:style style:name="P11" style:family="paragraph" style:parent-style-name="Quotations" style:master-page-name="">
      <loext:graphic-properties draw:fill="none"/>
      <style:paragraph-properties fo:margin-left="1cm" fo:margin-right="0cm" fo:margin-top="0cm" fo:margin-bottom="0.499cm" style:contextual-spacing="false" fo:line-height="150%" fo:text-align="justify" style:justify-single-word="false" fo:text-indent="-0.9cm" style:auto-text-indent="false" style:page-number="auto" fo:background-color="transparent"/>
      <style:text-properties officeooo:paragraph-rsid="0023a9b1"/>
    </style:style>
    <style:style style:name="P12" style:family="paragraph" style:parent-style-name="Quotations" style:master-page-name="">
      <loext:graphic-properties draw:fill="none"/>
      <style:paragraph-properties fo:margin-left="1cm" fo:margin-right="0cm" fo:margin-top="0cm" fo:margin-bottom="0.499cm" style:contextual-spacing="false" fo:line-height="150%" fo:text-align="justify" style:justify-single-word="false" fo:text-indent="-0.801cm" style:auto-text-indent="false" style:page-number="auto" fo:background-color="transparent">
        <style:tab-stops>
          <style:tab-stop style:position="15.577cm"/>
        </style:tab-stops>
      </style:paragraph-properties>
    </style:style>
    <style:style style:name="P13" style:family="paragraph" style:parent-style-name="Quotations">
      <style:paragraph-properties fo:line-height="150%" fo:text-align="justify" style:justify-single-word="false"/>
      <style:text-properties style:font-name="Times New Roman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officeooo:paragraph-rsid="0014a651"/>
    </style:style>
    <style:style style:name="P15" style:family="paragraph" style:parent-style-name="Standard">
      <style:paragraph-properties fo:line-height="150%" fo:text-align="justify" style:justify-single-word="false" fo:break-before="page"/>
      <style:text-properties style:font-name="Times New Roman" officeooo:paragraph-rsid="0014a651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" officeooo:paragraph-rsid="001d6e47"/>
    </style:style>
    <style:style style:name="P17" style:family="paragraph" style:parent-style-name="Table_20_Contents">
      <style:paragraph-properties fo:line-height="150%" fo:text-align="justify" style:justify-single-word="false"/>
    </style:style>
    <style:style style:name="P18" style:family="paragraph" style:parent-style-name="Table_20_Contents">
      <style:paragraph-properties fo:line-height="150%" fo:text-align="justify" style:justify-single-word="false"/>
      <style:text-properties style:font-name="Times New Roman"/>
    </style:style>
    <style:style style:name="P19" style:family="paragraph" style:parent-style-name="Table_20_Heading">
      <style:paragraph-properties fo:line-height="150%" fo:text-align="justify" style:justify-single-word="false"/>
      <style:text-properties style:font-name="Times New Roman"/>
    </style:style>
    <style:style style:name="P20" style:family="paragraph" style:parent-style-name="Text_20_body" style:list-style-name="L1">
      <style:paragraph-properties fo:line-height="150%" fo:text-align="justify" style:justify-single-word="false"/>
      <style:text-properties officeooo:paragraph-rsid="001d6e47"/>
    </style:style>
    <style:style style:name="P21" style:family="paragraph" style:parent-style-name="Text_20_body" style:list-style-name="L1">
      <style:paragraph-properties fo:line-height="150%" fo:text-align="justify" style:justify-single-word="false"/>
    </style:style>
    <style:style style:name="P22" style:family="paragraph" style:parent-style-name="Text_20_body" style:list-style-name="L5">
      <style:paragraph-properties fo:line-height="150%" fo:text-align="justify" style:justify-single-word="false"/>
      <style:text-properties officeooo:paragraph-rsid="001ebad0"/>
    </style:style>
    <style:style style:name="P23" style:family="paragraph" style:parent-style-name="Text_20_body" style:list-style-name="L6">
      <style:paragraph-properties fo:line-height="150%" fo:text-align="justify" style:justify-single-word="false"/>
      <style:text-properties officeooo:paragraph-rsid="001ebad0"/>
    </style:style>
    <style:style style:name="P24" style:family="paragraph" style:parent-style-name="Text_20_body" style:list-style-name="L7">
      <style:paragraph-properties fo:line-height="150%" fo:text-align="justify" style:justify-single-word="false"/>
    </style:style>
    <style:style style:name="P25" style:family="paragraph" style:parent-style-name="Text_20_body" style:list-style-name="L8">
      <style:paragraph-properties fo:line-height="150%" fo:text-align="justify" style:justify-single-word="false"/>
    </style:style>
    <style:style style:name="P26" style:family="paragraph" style:parent-style-name="Text_20_body" style:list-style-name="L8">
      <style:paragraph-properties fo:line-height="150%" fo:text-align="justify" style:justify-single-word="false"/>
      <style:text-properties officeooo:paragraph-rsid="001babc7"/>
    </style:style>
    <style:style style:name="P27" style:family="paragraph" style:parent-style-name="Text_20_body" style:list-style-name="L10">
      <style:paragraph-properties fo:line-height="150%" fo:text-align="justify" style:justify-single-word="false"/>
    </style:style>
    <style:style style:name="P28" style:family="paragraph" style:parent-style-name="Text_20_body" style:list-style-name="L13">
      <style:paragraph-properties fo:line-height="150%" fo:text-align="justify" style:justify-single-word="false"/>
    </style:style>
    <style:style style:name="P29" style:family="paragraph" style:parent-style-name="Text_20_body">
      <style:paragraph-properties fo:line-height="150%" fo:text-align="justify" style:justify-single-word="false"/>
      <style:text-properties style:font-name="Times New Roman"/>
    </style:style>
    <style:style style:name="P30" style:family="paragraph" style:parent-style-name="Text_20_body">
      <style:paragraph-properties fo:line-height="150%" fo:text-align="justify" style:justify-single-word="false"/>
      <style:text-properties style:font-name="Times New Roman" officeooo:paragraph-rsid="001d6e47"/>
    </style:style>
    <style:style style:name="P31" style:family="paragraph" style:parent-style-name="Text_20_body" style:list-style-name="L1">
      <style:paragraph-properties fo:line-height="150%" fo:text-align="justify" style:justify-single-word="false"/>
      <style:text-properties style:font-name="Times New Roman" officeooo:paragraph-rsid="001d6e47"/>
    </style:style>
    <style:style style:name="P32" style:family="paragraph" style:parent-style-name="Text_20_body" style:list-style-name="L5">
      <style:paragraph-properties fo:line-height="150%" fo:text-align="justify" style:justify-single-word="false"/>
      <style:text-properties style:font-name="Times New Roman" officeooo:paragraph-rsid="001ebad0"/>
    </style:style>
    <style:style style:name="P33" style:family="paragraph" style:parent-style-name="Text_20_body" style:list-style-name="L6">
      <style:paragraph-properties fo:line-height="150%" fo:text-align="justify" style:justify-single-word="false"/>
      <style:text-properties style:font-name="Times New Roman" officeooo:paragraph-rsid="001ebad0"/>
    </style:style>
    <style:style style:name="P34" style:family="paragraph" style:parent-style-name="Text_20_body" style:list-style-name="L11">
      <style:paragraph-properties fo:line-height="150%" fo:text-align="justify" style:justify-single-word="false"/>
      <style:text-properties style:font-name="Times New Roman"/>
    </style:style>
    <style:style style:name="P35" style:family="paragraph" style:parent-style-name="Text_20_body" style:list-style-name="L1">
      <style:paragraph-properties fo:line-height="150%" fo:text-align="justify" style:justify-single-word="false"/>
      <style:text-properties style:font-name="Times New Roman" fo:font-size="14pt" officeooo:paragraph-rsid="001d6e47"/>
    </style:style>
    <style:style style:name="P36" style:family="paragraph" style:parent-style-name="Text_20_body" style:list-style-name="L1">
      <style:paragraph-properties fo:line-height="150%" fo:text-align="justify" style:justify-single-word="false"/>
      <style:text-properties style:font-name="Times New Roman" fo:font-size="14pt" fo:font-weight="normal" officeooo:paragraph-rsid="001d6e47" style:font-weight-asian="normal" style:font-weight-complex="normal"/>
    </style:style>
    <style:style style:name="P37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50%" fo:text-align="end" style:justify-single-word="false" fo:text-indent="0cm" style:auto-text-indent="false" style:page-number="auto" fo:background-color="transparent"/>
      <style:text-properties style:font-name="Times New Roman" officeooo:rsid="00224ef3" officeooo:paragraph-rsid="00224ef3"/>
    </style:style>
    <style:style style:name="P38" style:family="paragraph" style:parent-style-name="Text_20_body">
      <style:paragraph-properties fo:line-height="150%" fo:text-align="end" style:justify-single-word="false"/>
      <style:text-properties style:font-name="Times New Roman" officeooo:rsid="0023a9b1" officeooo:paragraph-rsid="0023a9b1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/>
    </style:style>
    <style:style style:name="T3" style:family="text">
      <style:text-properties officeooo:rsid="001babc7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d4cdb"/>
    </style:style>
    <style:style style:name="T6" style:family="text">
      <style:text-properties officeooo:rsid="001ebad0"/>
    </style:style>
    <style:style style:name="T7" style:family="text">
      <style:text-properties fo:font-size="14pt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4pt"/>
    </style:style>
    <style:style style:name="T10" style:family="text">
      <style:text-properties style:font-name="Times New Roman" fo:font-size="14pt" style:font-size-asian="14pt" style:font-size-complex="14pt"/>
    </style:style>
    <style:style style:name="T11" style:family="text">
      <style:text-properties style:font-name="Times New Roman" officeooo:rsid="001ebad0"/>
    </style:style>
    <style:style style:name="T12" style:family="text">
      <style:text-properties style:font-name="Times New Roman" officeooo:rsid="001babc7"/>
    </style:style>
    <style:style style:name="T13" style:family="text">
      <style:text-properties officeooo:rsid="0023a9b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−">
        <style:list-level-properties text:space-before="0.752cm" text:min-label-width="0.499cm"/>
        <style:text-properties style:font-name="OpenSymbol1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Содержание</text:p>
          </text:index-title>
          <text:p text:style-name="P1"><text:a xlink:type="simple" xlink:href="#__RefHeading___Toc86_63257577" text:style-name="Index_20_Link" text:visited-style-name="Index_20_Link"><text:span text:style-name="T1">Введение<text:tab/>1</text:span></text:a></text:p>
          <text:p text:style-name="P1"><text:a xlink:type="simple" xlink:href="#__RefHeading___Toc105_63257577" text:style-name="Index_20_Link" text:visited-style-name="Index_20_Link"><text:span text:style-name="T1">Актуальность темы<text:tab/>1</text:span></text:a></text:p>
          <text:p text:style-name="P1"><text:a xlink:type="simple" xlink:href="#__RefHeading___Toc88_63257577" text:style-name="Index_20_Link" text:visited-style-name="Index_20_Link"><text:span text:style-name="T1">Глава 1. Анализ предметной области и постановка задачи<text:tab/>2</text:span></text:a></text:p>
          <text:p text:style-name="P2"><text:a xlink:type="simple" xlink:href="#__RefHeading___Toc354_1783677583" text:style-name="Index_20_Link" text:visited-style-name="Index_20_Link"><text:span text:style-name="T1">1.1 Общая характеристика онлайн-торгов<text:tab/>2</text:span></text:a></text:p>
          <text:p text:style-name="P2"><text:a xlink:type="simple" xlink:href="#__RefHeading___Toc356_1783677583" text:style-name="Index_20_Link" text:visited-style-name="Index_20_Link"><text:span text:style-name="T1">1.2 Особенности и проблемы проведения торгов по монетам<text:tab/>4</text:span></text:a></text:p>
          <text:p text:style-name="P3"><text:a xlink:type="simple" xlink:href="#__RefHeading___Toc358_1783677583" text:style-name="Index_20_Link" text:visited-style-name="Index_20_Link"><text:span text:style-name="T1">Особенности торгов по монетам:<text:tab/>4</text:span></text:a></text:p>
          <text:p text:style-name="P2"><text:a xlink:type="simple" xlink:href="#__RefHeading___Toc360_1783677583" text:style-name="Index_20_Link" text:visited-style-name="Index_20_Link"><text:span text:style-name="T1">Проблемы, возникающие при существующих подходах:<text:tab/>4</text:span></text:a></text:p>
          <text:p text:style-name="P2"><text:a xlink:type="simple" xlink:href="#__RefHeading___Toc366_1783677583" text:style-name="Index_20_Link" text:visited-style-name="Index_20_Link"><text:span text:style-name="T1">1.3 Требования к системе<text:tab/>5</text:span></text:a></text:p>
          <text:p text:style-name="P2"><text:a xlink:type="simple" xlink:href="#__RefHeading___Toc362_1783677583" text:style-name="Index_20_Link" text:visited-style-name="Index_20_Link"><text:span text:style-name="T1">Функциональные требования<text:tab/>5</text:span></text:a></text:p>
          <text:p text:style-name="P2"><text:a xlink:type="simple" xlink:href="#__RefHeading___Toc364_1783677583" text:style-name="Index_20_Link" text:visited-style-name="Index_20_Link"><text:span text:style-name="T1">Нефункциональные требования<text:tab/>6</text:span></text:a></text:p>
          <text:p text:style-name="P1"><text:a xlink:type="simple" xlink:href="#__RefHeading___Toc90_63257577" text:style-name="Index_20_Link" text:visited-style-name="Index_20_Link"><text:span text:style-name="T1">Глава 2. Проектирование информационной системы<text:tab/>8</text:span></text:a></text:p>
          <text:p text:style-name="P2"><text:a xlink:type="simple" xlink:href="#__RefHeading___Toc368_1783677583" text:style-name="Index_20_Link" text:visited-style-name="Index_20_Link"><text:span text:style-name="T1">2.1 Архитектура системы<text:tab/>8</text:span></text:a></text:p>
          <text:p text:style-name="P2"><text:a xlink:type="simple" xlink:href="#__RefHeading___Toc370_1783677583" text:style-name="Index_20_Link" text:visited-style-name="Index_20_Link"><text:span text:style-name="T1">Общие принципы архитектуры:<text:tab/>8</text:span></text:a></text:p>
          <text:p text:style-name="P2"><text:a xlink:type="simple" xlink:href="#__RefHeading___Toc372_1783677583" text:style-name="Index_20_Link" text:visited-style-name="Index_20_Link"><text:span text:style-name="T1">Основные компоненты системы:<text:tab/>8</text:span></text:a></text:p>
          <text:p text:style-name="P2"><text:a xlink:type="simple" xlink:href="#__RefHeading___Toc374_1783677583" text:style-name="Index_20_Link" text:visited-style-name="Index_20_Link"><text:span text:style-name="T1">Взаимодействие компонентов (в виде последовательности):<text:tab/>9</text:span></text:a></text:p>
          <text:p text:style-name="P2"><text:a xlink:type="simple" xlink:href="#__RefHeading___Toc376_1783677583" text:style-name="Index_20_Link" text:visited-style-name="Index_20_Link"><text:span text:style-name="T1">Преимущества выбранной архитектуры:<text:tab/>9</text:span></text:a></text:p>
          <text:p text:style-name="P2"><text:a xlink:type="simple" xlink:href="#__RefHeading___Toc378_1783677583" text:style-name="Index_20_Link" text:visited-style-name="Index_20_Link"><text:span text:style-name="T1">2.2 Модель данных<text:tab/>10</text:span></text:a></text:p>
          <text:p text:style-name="P3"><text:a xlink:type="simple" xlink:href="#__RefHeading___Toc380_1783677583" text:style-name="Index_20_Link" text:visited-style-name="Index_20_Link"><text:span text:style-name="T1">1. clients — Пользователи<text:tab/>10</text:span></text:a></text:p>
          <text:p text:style-name="P3"><text:a xlink:type="simple" xlink:href="#__RefHeading___Toc382_1783677583" text:style-name="Index_20_Link" text:visited-style-name="Index_20_Link"><text:span text:style-name="T1">2. auctions — Аукционы / Лоты<text:tab/>10</text:span></text:a></text:p>
          <text:p text:style-name="P3"><text:a xlink:type="simple" xlink:href="#__RefHeading___Toc384_1783677583" text:style-name="Index_20_Link" text:visited-style-name="Index_20_Link"><text:span text:style-name="T1">3. admins — Администраторы<text:tab/>11</text:span></text:a></text:p>
          <text:p text:style-name="P3"><text:a xlink:type="simple" xlink:href="#__RefHeading___Toc386_1783677583" text:style-name="Index_20_Link" text:visited-style-name="Index_20_Link"><text:span text:style-name="T1">4. tokens — Токены сброса пароля / подтверждения<text:tab/>11</text:span></text:a></text:p>
          <text:p text:style-name="P3"><text:a xlink:type="simple" xlink:href="#__RefHeading___Toc388_1783677583" text:style-name="Index_20_Link" text:visited-style-name="Index_20_Link"><text:span text:style-name="T1">5. id_counters — Счетчики идентификаторов<text:tab/>11</text:span></text:a></text:p>
          <text:p text:style-name="P3"><text:a xlink:type="simple" xlink:href="#__RefHeading___Toc390_1783677583" text:style-name="Index_20_Link" text:visited-style-name="Index_20_Link"><text:span text:style-name="T1">Связи между коллекциями (логические):<text:tab/>11</text:span></text:a></text:p>
          <text:p text:style-name="P1"><text:a xlink:type="simple" xlink:href="#__RefHeading___Toc392_1783677583" text:style-name="Index_20_Link" text:visited-style-name="Index_20_Link"><text:span text:style-name="T1">Глава 3. Реализация системы<text:tab/>12</text:span></text:a></text:p>
          <text:p text:style-name="P1"><text:a xlink:type="simple" xlink:href="#__RefHeading___Toc94_63257577" text:style-name="Index_20_Link" text:visited-style-name="Index_20_Link"><text:span text:style-name="T1">Глава 4. Экономическое обоснование<text:tab/>12</text:span></text:a></text:p>
          <text:p text:style-name="P1"><text:a xlink:type="simple" xlink:href="#__RefHeading___Toc96_63257577" text:style-name="Index_20_Link" text:visited-style-name="Index_20_Link"><text:span text:style-name="T1">Глава 5. Защита данных и безопасность<text:tab/>12</text:span></text:a></text:p>
          <text:p text:style-name="P1"><text:a xlink:type="simple" xlink:href="#__RefHeading___Toc98_63257577" text:style-name="Index_20_Link" text:visited-style-name="Index_20_Link"><text:span text:style-name="T1">Заключение<text:tab/>12</text:span></text:a></text:p>
          <text:p text:style-name="P1"><text:a xlink:type="simple" xlink:href="#__RefHeading___Toc100_63257577" text:style-name="Index_20_Link" text:visited-style-name="Index_20_Link"><text:span text:style-name="T1">Список литературы<text:tab/>12</text:span></text:a></text:p>
          <text:p text:style-name="P1"><text:a xlink:type="simple" xlink:href="#__RefHeading___Toc102_63257577" text:style-name="Index_20_Link" text:visited-style-name="Index_20_Link"><text:soft-page-break/><text:span text:style-name="T1">Приложения<text:tab/>12</text:span></text:a></text:p>
        </text:index-body>
      </text:table-of-content>
      <text:h text:style-name="P5" text:outline-level="1"/>
      <text:h text:style-name="P6" text:outline-level="1">Введение<text:line-break/>Актуальность темы</text:h>
      <text:p text:style-name="P29"><text:tab/>Развитие онлайн-аукционов в последние годы стало глобальным трендом, однако в России подобные площадки, специализирующиеся на нумизматике, остаются малоразвитыми. Большинство торгов монетами происходит через форумы, соцсети или локальные клубы, что не обеспечивает прозрачности, безопасности и удобства для участников. Создание специализированной информационной системы для онлайн-торгов позволит структурировать этот рынок, предоставив коллекционерам и инвесторам надежный инструмент для покупки и продажи монет.</text:p>
      <text:p text:style-name="P29"><text:tab/>Кроме того, такая система может стать важным ценовым ориентиром для розничных продавцов. Поскольку аукционные цены отражают реальный спрос, магазины и частные продавцы смогут использовать данные о завершенных торгах для формирования справедливой стоимости монет. Это особенно актуально для редких экземпляров, где цена часто определяется аукционной конкуренцией. Также система даст нумизматическому сообществу возможность приобретать монеты до их попадания в массовую розницу, что особенно ценно для коллекционеров, ищущих раритеты.</text:p>
      <text:p text:style-name="P29"><text:tab/>Еще одним важным аспектом является автоматизация процессов проверки подлинности и истории лотов. В отличие от стихийных торгов, система может интегрировать экспертные оценки, сертификаты и историю предыдущих владельцев, снижая риски мошенничества. В перспективе это повысит доверие к рынку и привлечет новых участников, включая иностранных коллекционеров. Таким образом, разработка специализированной платформы для онлайн-торгов монетами отвечает потребностям рынка и способствует его дальнейшему развитию.</text:p>
      <text:h text:style-name="P7" text:outline-level="1" text:is-list-header="true"><text:bookmark-start text:name="__RefHeading___Toc88_63257577"/><text:soft-page-break/>Глава 1. Анализ предметной области и постановка задачи<text:bookmark-end text:name="__RefHeading___Toc88_63257577"/></text:h>
      <text:h text:style-name="P8" text:outline-level="3"><text:bookmark-start text:name="__RefHeading___Toc354_1783677583"/><text:span text:style-name="Strong_20_Emphasis"><text:span text:style-name="T1">1.1 Общая характеристика онлайн-торгов</text:span></text:span><text:bookmark-end text:name="__RefHeading___Toc354_1783677583"/></text:h>
      <text:p text:style-name="P29"><text:tab/>Онлайн-торги представляют собой процесс купли-продажи товаров или услуг в формате аукциона с использованием интернет-технологий. Данный формат становится все более популярным благодаря высокой доступности, прозрачности и возможности привлечения широкой аудитории участников вне зависимости от их географического положения.</text:p>
      <text:p text:style-name="P30"><text:tab/>Современные онлайн-аукционы подразделяются на несколько видов:</text:p>
      <text:list text:style-name="L1">
        <text:list-item>
          <text:p text:style-name="P20"><text:span text:style-name="Strong_20_Emphasis"><text:span text:style-name="T1">Английский аукцион</text:span></text:span><text:span text:style-name="T1"> — классическая форма, при которой участники поочередно повышают ставки до тех пор, пока не останется один победитель;</text:span></text:p>
        </text:list-item>
        <text:list-item>
          <text:p text:style-name="P21"><text:span text:style-name="Strong_20_Emphasis"><text:span text:style-name="T1">Голландский аукцион</text:span></text:span><text:span text:style-name="T1"> — цена начинается с высокой и постепенно снижается до тех пор, пока кто-то не согласится на покупку;</text:span></text:p>
        </text:list-item>
        <text:list-item>
          <text:p text:style-name="P21"><text:span text:style-name="Strong_20_Emphasis"><text:span text:style-name="T1">Обратный аукцион</text:span></text:span><text:span text:style-name="T1"> — используется чаще в сфере услуг, когда заказчики публикуют запрос, а исполнители соревнуются, снижая стоимость выполнения;</text:span></text:p>
        </text:list-item>
        <text:list-item>
          <text:p text:style-name="P21"><text:span text:style-name="Strong_20_Emphasis"><text:span text:style-name="T1">Закрытый аукцион</text:span></text:span><text:span text:style-name="T1"> — участники делают ставки вслепую, не видя предложений конкурентов.</text:span></text:p>
        </text:list-item>
      </text:list>
      <text:p text:style-name="P29"><text:tab/>На рынке электронной коммерции существует множество платформ, реализующих аукционные механизмы. Наиболее известными являются:</text:p>
      <text:list text:continue-numbering="true" text:style-name="L1">
        <text:list-item>
          <text:p text:style-name="P20"><text:span text:style-name="Strong_20_Emphasis"><text:span text:style-name="T1">e</text:span></text:span><text:span text:style-name="Strong_20_Emphasis"><text:span text:style-name="T2">Bay</text:span></text:span><text:span text:style-name="T2"> — глобальный онлайн-аукцион с множеством категорий товаров, включая антиквариат и коллекционные предметы;</text:span></text:p>
        </text:list-item>
        <text:list-item>
          <text:p text:style-name="P20"><text:span text:style-name="Strong_20_Emphasis"><text:span text:style-name="T2">Catawiki</text:span></text:span><text:span text:style-name="T2"> — специализированная платформа для торгов предметами коллекционирования, включая монеты, марки, произведения искусства;</text:span></text:p>
        </text:list-item>
        <text:list-item>
          <text:p text:style-name="P20"><text:span text:style-name="Strong_20_Emphasis"><text:span text:style-name="T2">Yahoo! Auctions</text:span></text:span><text:span text:style-name="T2">, </text:span><text:span text:style-name="Strong_20_Emphasis"><text:span text:style-name="T2">Heritage Auctions</text:span></text:span><text:span text:style-name="T2">, и другие — более узкоспециализированные платформы, часто ориентированные на локальные рынки.</text:span></text:p>
        </text:list-item>
      </text:list>
      <text:p text:style-name="P29"><text:soft-page-break/><text:tab/>Онлайн-аукционы обладают рядом преимуществ:</text:p>
      <text:list text:continue-numbering="true" text:style-name="L1">
        <text:list-item>
          <text:p text:style-name="P35">Упрощение логистики и документооборота;</text:p>
        </text:list-item>
        <text:list-item>
          <text:p text:style-name="P35">Автоматизация всех этапов торгов;</text:p>
        </text:list-item>
        <text:list-item>
          <text:p text:style-name="P35">Возможность точной фиксации ставок и времени;</text:p>
        </text:list-item>
        <text:list-item>
          <text:p text:style-name="P35">Обширный выбор лотов для покупателей и широкая аудитория для продавцов.</text:p>
        </text:list-item>
      </text:list>
      <text:p text:style-name="P29"><text:tab/>Тем не менее, у данного подхода существуют и определённые недостатки:</text:p>
      <text:list xml:id="list210253220223946" text:continue-numbering="true" text:style-name="L1">
        <text:list-item>
          <text:p text:style-name="P35">Вероятность мошенничества при отсутствии верификации участников;</text:p>
        </text:list-item>
        <text:list-item>
          <text:p text:style-name="P35">Проблемы с подлинностью товаров;</text:p>
        </text:list-item>
        <text:list-item>
          <text:p text:style-name="P35">Зависимость от технической стабильности платформы;</text:p>
        </text:list-item>
        <text:list-item>
          <text:p text:style-name="P31"><text:span text:style-name="T7">Необходи</text:span>мость обеспечения кибербезопасности.</text:p>
        </text:list-item>
      </text:list>
      <text:p text:style-name="P29"><text:tab/>В сфере нумизматики аукционы особенно востребованы, так как они позволяют формировать справедливую рыночную цену за счёт конкурентных ставок. Однако при отсутствии специализированной платформы торги часто происходят стихийно — на форумах, в социальных сетях или через личные сообщения, что снижает уровень доверия к сделкам и затрудняет привлечение новых участников.</text:p>
      <text:p text:style-name="P29">Разработка специализированной онлайн-системы торгов, учитывающей особенности нумизматического рынка, становится актуальной задачей для цифровизации данной ниши.</text:p>
      <text:h text:style-name="P8" text:outline-level="3"><text:bookmark-start text:name="__RefHeading___Toc356_1783677583"/><text:span text:style-name="Strong_20_Emphasis"><text:span text:style-name="T1">1.2 Особенности и проблемы проведения торгов по монетам</text:span></text:span><text:bookmark-end text:name="__RefHeading___Toc356_1783677583"/></text:h>
      <text:p text:style-name="P29"><text:tab/>Торги нумизматическими объектами — это узкоспециализированный сегмент аукционного рынка, который имеет ряд уникальных характеристик, отличающих его от других видов онлайн-торгов. Монеты являются не только предметом коллекционирования, но и потенциальным объектом инвестиций, что требует от участников рынка высокой точности, прозрачности и доверия.</text:p>
      <text:h text:style-name="P9" text:outline-level="4"><text:bookmark-start text:name="__RefHeading___Toc358_1783677583"/><text:soft-page-break/><text:span text:style-name="Strong_20_Emphasis"><text:span text:style-name="T1">Особенности торгов по монетам:</text:span></text:span><text:bookmark-end text:name="__RefHeading___Toc358_1783677583"/></text:h>
      <text:list text:style-name="L5">
        <text:list-item>
          <text:p text:style-name="P22"><text:span text:style-name="Strong_20_Emphasis"><text:span text:style-name="T1">Уникальность лотов</text:span></text:span></text:p>
          <text:p text:style-name="P32">Каждая монета обладает определённой степенью уникальности, зависящей от года выпуска, номинала, состояния (грейда), наличия браков, редкости и исторической ценности. Это делает ценообразование особенно чувствительным к качеству описания и визуальному представлению.</text:p>
        </text:list-item>
        <text:list-item>
          <text:p text:style-name="P22"><text:span text:style-name="Strong_20_Emphasis"><text:span text:style-name="T1">Необходимость экспертной оценки</text:span></text:span></text:p>
          <text:p text:style-name="P32">В отличие от массовых товаров, определить стоимость и подлинность монеты может только специалист. Поэтому доверие к платформе сильно зависит от возможности привлечения экспертов или предоставления сертификатов.</text:p>
        </text:list-item>
        <text:list-item>
          <text:p text:style-name="P22"><text:span text:style-name="Strong_20_Emphasis"><text:span text:style-name="T1">Высокая вероятность поддело</text:span></text:span><text:span text:style-name="Strong_20_Emphasis"><text:span text:style-name="T11">к</text:span></text:span></text:p>
          <text:p text:style-name="P32">На рынке нумизматики распространены фальшивки, реплики и копии, которые могут быть визуально неотличимы от оригиналов без глубокого анализа. Это создаёт дополнительные риски для покупателей.</text:p>
        </text:list-item>
        <text:list-item>
          <text:p text:style-name="P22"><text:span text:style-name="Strong_20_Emphasis"><text:span text:style-name="T1">Часто — ограниченный круг участников.</text:span></text:span></text:p>
          <text:p text:style-name="P32">Торги монетами, особенно редкими, проводятся в узком кругу коллекционеров и заинтересованных лиц. Такие торги требуют тонкой настройки интерфейса и коммуникаций для профессиональной аудитории.</text:p>
        </text:list-item>
        <text:list-item>
          <text:p text:style-name="P22"><text:span text:style-name="Strong_20_Emphasis"><text:span text:style-name="T1">Ценность истории объекта.</text:span></text:span></text:p>
          <text:p text:style-name="P32">Происхождение монеты, её владельцы, участие в предыдущих аукционах могут значительно влиять на её стоимость.</text:p>
        </text:list-item>
      </text:list>
      <text:h text:style-name="P8" text:outline-level="3"><text:bookmark-start text:name="__RefHeading___Toc360_1783677583"/><text:span text:style-name="Strong_20_Emphasis"><text:span text:style-name="T1">Проблемы, возникающие при существующих подходах:</text:span></text:span><text:bookmark-end text:name="__RefHeading___Toc360_1783677583"/></text:h>
      <text:list text:style-name="L6">
        <text:list-item>
          <text:p text:style-name="P23"><text:span text:style-name="Strong_20_Emphasis"><text:span text:style-name="T1">Отсутствие централизованной платформы.</text:span></text:span></text:p>
          <text:p text:style-name="P33"><text:soft-page-break/>Большинство торгов в России происходит через форумы, Telegram-чаты, социальные сети, что не позволяет обеспечить контроль, безопасность и единые стандарты.</text:p>
        </text:list-item>
        <text:list-item>
          <text:p text:style-name="P23"><text:span text:style-name="Strong_20_Emphasis"><text:span text:style-name="T1">Недостаточная прозрачность.</text:span></text:span></text:p>
          <text:p text:style-name="P33">Часто ставки размещаются вручную, без фиксации времени, что создаёт возможность манипуляций.</text:p>
        </text:list-item>
        <text:list-item>
          <text:p text:style-name="P23"><text:span text:style-name="Strong_20_Emphasis"><text:span text:style-name="T1">Отсутствие автоматизации.</text:span></text:span></text:p>
          <text:p text:style-name="P33">Закрытие торгов, уведомления участникам, определение победителя — всё это зачастую делается вручную, что снижает эффективность и вызывает споры.</text:p>
        </text:list-item>
        <text:list-item>
          <text:p text:style-name="P23"><text:span text:style-name="Strong_20_Emphasis"><text:span text:style-name="T1">Нет гарантий безопасности сделки.</text:span></text:span></text:p>
          <text:p text:style-name="P33">В отсутствие механизмов верификации и защиты интересов сторон, сделки могут срываться, а участники — сталкиваться с мошенничеством.</text:p>
        </text:list-item>
        <text:list-item>
          <text:p text:style-name="P23"><text:span text:style-name="Strong_20_Emphasis"><text:span text:style-name="T1">Слабая правовая защищенность.</text:span></text:span></text:p>
          <text:p text:style-name="P33">Так как большинство торгов проводится вне регулируемых площадок, отсутствует юридическая база для решения споров.</text:p>
        </text:list-item>
      </text:list>
      <text:p text:style-name="P29"><text:tab/>Таким образом, несмотря на высокий интерес к нумизматическим торгам, текущие методы их проведения не соответствуют современным требованиям безопасности, автоматизации и пользовательского удобства. Эти проблемы могут быть решены за счёт внедрения специализированной информационной системы, учитывающей особенности предметной области</text:p>
      <text:h text:style-name="P8" text:outline-level="3"><text:bookmark-start text:name="__RefHeading___Toc366_1783677583"/><text:span text:style-name="Strong_20_Emphasis"><text:span text:style-name="T1">1.</text:span></text:span><text:span text:style-name="Strong_20_Emphasis"><text:span text:style-name="T12">3 </text:span></text:span><text:span text:style-name="Strong_20_Emphasis"><text:span text:style-name="T1">Требования к системе</text:span></text:span><text:bookmark-end text:name="__RefHeading___Toc366_1783677583"/></text:h>
      <text:p text:style-name="P29"><text:tab/>Для эффективного функционирования информационной системы онлайн-торгов нумизматическими объектами необходимо определить функциональные и нефункциональные требования. Они формируют основу для проектирования архитектуры, интерфейсов и бизнес-логики системы.</text:p>
      <text:h text:style-name="P8" text:outline-level="3"><text:bookmark-start text:name="__RefHeading___Toc362_1783677583"/><text:soft-page-break/><text:span text:style-name="Strong_20_Emphasis"><text:span text:style-name="T1">Функциональные требования</text:span></text:span><text:bookmark-end text:name="__RefHeading___Toc362_1783677583"/></text:h>
      <text:list xml:id="list1120563664" text:style-name="L7">
        <text:list-item>
          <text:p text:style-name="P24"><text:span text:style-name="Strong_20_Emphasis"><text:span text:style-name="T1">Регистрация и авторизация пользователей</text:span></text:span></text:p>
        </text:list-item>
      </text:list>
      <text:list xml:id="list210253151105138" text:continue-list="list210253220223946" text:style-name="L1">
        <text:list-item>
          <text:p text:style-name="P35">Возможность регистрации с подтверждением электронной почты;</text:p>
        </text:list-item>
        <text:list-item>
          <text:p text:style-name="P35">Вход в систему с использованием логина и пароля;</text:p>
        </text:list-item>
        <text:list-item>
          <text:p text:style-name="P35">Хранение паролей в зашифрованном виде;</text:p>
        </text:list-item>
        <text:list-item>
          <text:p text:style-name="P31"><text:span text:style-name="T7">Восстановлен</text:span>ие доступа.</text:p>
        </text:list-item>
      </text:list>
      <text:list xml:id="list210253818166131" text:continue-list="list1120563664" text:style-name="L7">
        <text:list-item>
          <text:p text:style-name="P24"><text:span text:style-name="Strong_20_Emphasis"><text:span text:style-name="T1">Работа с лотами</text:span></text:span></text:p>
        </text:list-item>
      </text:list>
      <text:list xml:id="list210252723995355" text:continue-list="list210253151105138" text:style-name="L1">
        <text:list-item>
          <text:p text:style-name="P35">Создание лота с возможностью добавления изображений, описания, стартовой цены и срока завершения торгов;</text:p>
        </text:list-item>
        <text:list-item>
          <text:p text:style-name="P35">Просмотр всех активных лотов;</text:p>
        </text:list-item>
        <text:list-item>
          <text:p text:style-name="P35">Поиск и фильтрация по параметрам (категория, цена, дата окончания);</text:p>
        </text:list-item>
        <text:list-item>
          <text:p text:style-name="P31"><text:span text:style-name="T7">Редактирование и удаление лота до начала торгов (только владельце</text:span>м или администратором).</text:p>
        </text:list-item>
      </text:list>
      <text:list xml:id="list210254147855523" text:continue-list="list210253818166131" text:style-name="L7">
        <text:list-item>
          <text:p text:style-name="P24"><text:span text:style-name="Strong_20_Emphasis"><text:span text:style-name="T1">Система ставок</text:span></text:span></text:p>
        </text:list-item>
      </text:list>
      <text:list xml:id="list210253407185870" text:continue-list="list210252723995355" text:style-name="L1">
        <text:list-item>
          <text:p text:style-name="P35">Возможность делать ставки зарегистрированным пользователям;</text:p>
        </text:list-item>
        <text:list-item>
          <text:p text:style-name="P35">Автоматическое повышение текущей цены и сохранение истории ставок;</text:p>
        </text:list-item>
        <text:list-item>
          <text:p text:style-name="P35">Уведомление пользователей при перебитии ставки и завершении аукциона;</text:p>
        </text:list-item>
        <text:list-item>
          <text:p text:style-name="P35">Определение победителя по истечении времени торгов.</text:p>
        </text:list-item>
      </text:list>
      <text:list xml:id="list210252658584049" text:continue-list="list210254147855523" text:style-name="L7">
        <text:list-item>
          <text:p text:style-name="P24"><text:span text:style-name="Strong_20_Emphasis"><text:span text:style-name="T1">Личный кабинет</text:span></text:span></text:p>
        </text:list-item>
      </text:list>
      <text:list xml:id="list210253558437229" text:continue-list="list210253407185870" text:style-name="L1">
        <text:list-item>
          <text:p text:style-name="P35">Просмотр истории ставок и побед;</text:p>
        </text:list-item>
        <text:list-item>
          <text:p text:style-name="P35">Управление собственными лотами;</text:p>
        </text:list-item>
        <text:list-item>
          <text:p text:style-name="P31"><text:span text:style-name="T7">Настро</text:span>йки профиля.</text:p>
        </text:list-item>
      </text:list>
      <text:list xml:id="list210253894650456" text:continue-list="list210252658584049" text:style-name="L7">
        <text:list-item>
          <text:p text:style-name="P24"><text:span text:style-name="Strong_20_Emphasis"><text:span text:style-name="T1">Административная панель</text:span></text:span></text:p>
        </text:list-item>
      </text:list>
      <text:list xml:id="list210254012310246" text:continue-list="list210253558437229" text:style-name="L1">
        <text:list-item>
          <text:p text:style-name="P35"><text:soft-page-break/>Управление пользователями (блокировка, удаление);</text:p>
        </text:list-item>
        <text:list-item>
          <text:p text:style-name="P35">Модерация лотов (в том числе подозрительных или фальшивых);</text:p>
        </text:list-item>
        <text:list-item>
          <text:p text:style-name="P31"><text:span text:style-name="T7">Упра</text:span>вление категориями монет.</text:p>
        </text:list-item>
      </text:list>
      <text:list text:continue-list="list210253894650456" text:style-name="L7">
        <text:list-item>
          <text:p text:style-name="P24"><text:span text:style-name="Strong_20_Emphasis"><text:span text:style-name="T1">История торгов и аналитика</text:span></text:span></text:p>
        </text:list-item>
      </text:list>
      <text:list xml:id="list210253735982397" text:continue-list="list210254012310246" text:style-name="L1">
        <text:list-item>
          <text:p text:style-name="P35">Доступ к завершённым торгам и их результатам;</text:p>
        </text:list-item>
        <text:list-item>
          <text:p text:style-name="P35">Возможность отслеживания рыночной динамики цен на конкретные монеты;</text:p>
        </text:list-item>
        <text:list-item>
          <text:p text:style-name="P31"><text:span text:style-name="T7">Статисти</text:span>ка по активности пользователей и категориям лотов.</text:p>
        </text:list-item>
      </text:list>
      <text:h text:style-name="P8" text:outline-level="3"><text:bookmark-start text:name="__RefHeading___Toc364_1783677583"/><text:span text:style-name="Strong_20_Emphasis"><text:span text:style-name="T1">Нефункциональные требования</text:span></text:span><text:bookmark-end text:name="__RefHeading___Toc364_1783677583"/></text:h>
      <text:list xml:id="list1352380296" text:style-name="L8">
        <text:list-item>
          <text:p text:style-name="P25"><text:span text:style-name="Strong_20_Emphasis"><text:span text:style-name="T1">Производительность</text:span></text:span></text:p>
        </text:list-item>
      </text:list>
      <text:list xml:id="list210253143122714" text:continue-list="list210253735982397" text:style-name="L1">
        <text:list-item>
          <text:p text:style-name="P35">Система должна обеспечивать одновременную работу не менее 100 активных пользователей без существенного падения скорости.</text:p>
        </text:list-item>
      </text:list>
      <text:list xml:id="list210252696045640" text:continue-list="list1352380296" text:style-name="L8">
        <text:list-item>
          <text:p text:style-name="P25"><text:span text:style-name="Strong_20_Emphasis"><text:span text:style-name="T1">Безопасность</text:span></text:span></text:p>
        </text:list-item>
      </text:list>
      <text:list xml:id="list210254584134930" text:continue-list="list210253143122714" text:style-name="L1">
        <text:list-item>
          <text:p text:style-name="P35">Использование защищённого протокола HTTPS;</text:p>
        </text:list-item>
        <text:list-item>
          <text:p text:style-name="P35">Токены для авторизации;</text:p>
        </text:list-item>
        <text:list-item>
          <text:p text:style-name="P35">Защита от SQL-инъекций и XSS-атак;</text:p>
        </text:list-item>
        <text:list-item>
          <text:p text:style-name="P35">Ограничение частоты запросов (rate limiting).</text:p>
        </text:list-item>
      </text:list>
      <text:list xml:id="list210254286870495" text:continue-list="list210252696045640" text:style-name="L8">
        <text:list-item>
          <text:p text:style-name="P25"><text:span text:style-name="Strong_20_Emphasis"><text:span text:style-name="T1">Надёжность и устойчивость</text:span></text:span></text:p>
        </text:list-item>
      </text:list>
      <text:list xml:id="list210254075308329" text:continue-list="list210254584134930" text:style-name="L1">
        <text:list-item>
          <text:p text:style-name="P35">Обработка ошибок на серверной и клиентской части;</text:p>
        </text:list-item>
        <text:list-item>
          <text:p text:style-name="P35">Сохранение данных в случае сбоя;</text:p>
        </text:list-item>
        <text:list-item>
          <text:p text:style-name="P35">Резервное копирование БД.</text:p>
        </text:list-item>
      </text:list>
      <text:list xml:id="list210254570239701" text:continue-list="list210254286870495" text:style-name="L8">
        <text:list-item>
          <text:p text:style-name="P25"><text:span text:style-name="Strong_20_Emphasis"><text:span text:style-name="T1">Масштабируемость</text:span></text:span></text:p>
        </text:list-item>
      </text:list>
      <text:list xml:id="list210253130816882" text:continue-list="list210254075308329" text:style-name="L1">
        <text:list-item>
          <text:p text:style-name="P35">Возможность дальнейшего увеличения нагрузки;</text:p>
        </text:list-item>
        <text:list-item>
          <text:p text:style-name="P35">Возможность интеграции с платёжными системами и сервисами оценки.</text:p>
        </text:list-item>
      </text:list>
      <text:list xml:id="list210254073297240" text:continue-list="list210254570239701" text:style-name="L8">
        <text:list-item>
          <text:p text:style-name="P26"><text:soft-page-break/><text:span text:style-name="Strong_20_Emphasis"><text:span text:style-name="T12">Удобство использования</text:span></text:span></text:p>
        </text:list-item>
      </text:list>
      <text:list xml:id="list210253242841126" text:continue-list="list210253130816882" text:style-name="L1">
        <text:list-item>
          <text:p text:style-name="P35">Удобный и интуитивно понятный интерфейс;</text:p>
        </text:list-item>
        <text:list-item>
          <text:p text:style-name="P35">Адаптация под мобильные устройства;</text:p>
        </text:list-item>
        <text:list-item>
          <text:p text:style-name="P35">Быстрая навигация по категориям и лотам.</text:p>
        </text:list-item>
      </text:list>
      <text:list text:continue-list="list210254073297240" text:style-name="L8">
        <text:list-item>
          <text:p text:style-name="P25"><text:span text:style-name="Strong_20_Emphasis"><text:span text:style-name="T1">Локализация</text:span></text:span></text:p>
        </text:list-item>
      </text:list>
      <text:list xml:id="list210254309420469" text:continue-list="list210253242841126" text:style-name="L1">
        <text:list-item>
          <text:p text:style-name="P35">Русский язык по умолчанию;</text:p>
        </text:list-item>
        <text:list-item>
          <text:p text:style-name="P31"><text:span text:style-name="T7">Возможность дальнейшей реализации мультиязыч</text:span>ного интерфейса.</text:p>
        </text:list-item>
      </text:list>
      <text:p text:style-name="P29"><text:tab/>Таким образом, требования к системе охватывают все основные аспекты её функционирования — от пользовательского взаимодействия до обеспечения безопасности и устойчивости работы. На основе этих требований в следующей главе будет разработана архитектура будущей платформы.</text:p>
      <text:p text:style-name="P14"/>
      <text:p text:style-name="P15"/>
      <text:h text:style-name="P7" text:outline-level="1"><text:bookmark-start text:name="__RefHeading___Toc90_63257577"/>Глава 2. Проектирование информационной системы<text:bookmark-end text:name="__RefHeading___Toc90_63257577"/></text:h>
      <text:h text:style-name="P8" text:outline-level="3"><text:bookmark-start text:name="__RefHeading___Toc368_1783677583"/><text:span text:style-name="Strong_20_Emphasis"><text:span text:style-name="T1">2.1 Архитектура системы</text:span></text:span><text:bookmark-end text:name="__RefHeading___Toc368_1783677583"/></text:h>
      <text:p text:style-name="P29"><text:tab/>Информационная система онлайн-торгов монетами реализована по принципу клиент-серверной архитектуры с чётким разделением backend- и frontend-частей. Это обеспечивает гибкость, масштабируемость и возможность дальнейшего развития системы.</text:p>
      <text:h text:style-name="P8" text:outline-level="3"><text:bookmark-start text:name="__RefHeading___Toc370_1783677583"/><text:span text:style-name="Strong_20_Emphasis"><text:span text:style-name="T1">Общие принципы архитектуры:</text:span></text:span><text:bookmark-end text:name="__RefHeading___Toc370_1783677583"/></text:h>
      <text:list xml:id="list210254710988018" text:continue-numbering="true" text:style-name="L1">
        <text:list-item>
          <text:p text:style-name="P20"><text:span text:style-name="Strong_20_Emphasis"><text:span text:style-name="T2">Backend:</text:span></text:span><text:span text:style-name="T2"> реализован на языке программирования Python с использованием современного фреймворка FastAPI, который обеспечивает высокую производительность и поддержку асинхронных запросов.</text:span></text:p>
        </text:list-item>
        <text:list-item>
          <text:p text:style-name="P20"><text:span text:style-name="Strong_20_Emphasis"><text:span text:style-name="T2">Frontend:</text:span></text:span><text:span text:style-name="T2"> представляет собой веб-клиент, написанный с использованием HTML/CSS/JavaScript </text:span></text:p>
        </text:list-item>
        <text:list-item>
          <text:p text:style-name="P20"><text:span text:style-name="Strong_20_Emphasis"><text:span text:style-name="T2">База данных:</text:span></text:span><text:span text:style-name="T2"> MongoDB используется в качестве СУБД для хранения информации о пользователях, лотах, ставках и результатах торгов.</text:span></text:p>
        </text:list-item>
        <text:list-item>
          <text:p text:style-name="P20"><text:span text:style-name="Strong_20_Emphasis"><text:span text:style-name="T2">Хранение изображений:</text:span></text:span><text:span text:style-name="T2"> изображения лотов загружаются и сохраняются в базе данных в виде закодированной строки в формате b64</text:span></text:p>
        </text:list-item>
        <text:list-item>
          <text:p text:style-name="P20"><text:span text:style-name="Strong_20_Emphasis"><text:span text:style-name="T2">Аутентификация и безопасность:</text:span></text:span><text:span text:style-name="T2"> применяется Bearer токен для авторизации пользователей, с поддержкой ролей (пользователь, администратор).</text:span></text:p>
        </text:list-item>
      </text:list>
      <text:h text:style-name="P8" text:outline-level="3"><text:bookmark-start text:name="__RefHeading___Toc372_1783677583"/><text:span text:style-name="Strong_20_Emphasis"><text:span text:style-name="T1">Основные компоненты системы:</text:span></text:span><text:bookmark-end text:name="__RefHeading___Toc372_1783677583"/></text:h>
      <text:list xml:id="list3445209549" text:style-name="L10">
        <text:list-item>
          <text:p text:style-name="P27"><text:span text:style-name="Strong_20_Emphasis"><text:span text:style-name="T1">Клиентская часть (Frontend):</text:span></text:span></text:p>
        </text:list-item>
      </text:list>
      <text:list xml:id="list210254037128310" text:continue-list="list210254710988018" text:style-name="L1">
        <text:list-item>
          <text:p text:style-name="P35">Форма регистрации и входа;</text:p>
        </text:list-item>
        <text:list-item>
          <text:p text:style-name="P35">Интерфейс просмотра лотов;</text:p>
        </text:list-item>
        <text:list-item>
          <text:p text:style-name="P35"><text:soft-page-break/>Страница лота с возможностью сделать ставку;</text:p>
        </text:list-item>
        <text:list-item>
          <text:p text:style-name="P35">Личный кабинет пользователя;</text:p>
        </text:list-item>
        <text:list-item>
          <text:p text:style-name="P35">Административная панель (доступна только админам).</text:p>
        </text:list-item>
        <text:list-item>
          <text:p text:style-name="P35">Страница с информацией о компании</text:p>
        </text:list-item>
      </text:list>
      <text:list xml:id="list210253881007187" text:continue-list="list3445209549" text:style-name="L10">
        <text:list-item>
          <text:p text:style-name="P27"><text:span text:style-name="Strong_20_Emphasis"><text:span text:style-name="T1">Серверная часть (Backend):</text:span></text:span></text:p>
        </text:list-item>
      </text:list>
      <text:list xml:id="list210252663892497" text:continue-list="list210254037128310" text:style-name="L1">
        <text:list-header>
          <text:p text:style-name="P35">REST API, реализующий бизнес-логику:</text:p>
        </text:list-header>
        <text:list-item>
          <text:p text:style-name="P35">Авторизация/аутентификация;</text:p>
        </text:list-item>
        <text:list-item>
          <text:p text:style-name="P35">Управление пользователями;</text:p>
        </text:list-item>
        <text:list-item>
          <text:p text:style-name="P35">Работа с лотами;</text:p>
        </text:list-item>
        <text:list-item>
          <text:p text:style-name="P35">Обработка ставок;</text:p>
        </text:list-item>
        <text:list-item>
          <text:p text:style-name="P35">Логика завершения торгов и определения победителя.</text:p>
        </text:list-item>
        <text:list-item>
          <text:p text:style-name="P35">Middleware для обработки ошибок и логирования;</text:p>
        </text:list-item>
        <text:list-item>
          <text:p text:style-name="P35">Планировщик, для автоматического завершения торгов в нужное время.</text:p>
        </text:list-item>
      </text:list>
      <text:list xml:id="list210253113346030" text:continue-list="list210253881007187" text:style-name="L10">
        <text:list-item>
          <text:p text:style-name="P27"><text:span text:style-name="Strong_20_Emphasis"><text:span text:style-name="T1">База данных:</text:span></text:span></text:p>
        </text:list-item>
      </text:list>
      <text:list xml:id="list210253987526802" text:continue-list="list210252663892497" text:style-name="L1">
        <text:list-item>
          <text:p text:style-name="P35">Таблицы: users, admins, auctions, tokens</text:p>
        </text:list-item>
        <text:list-item>
          <text:p text:style-name="P31"><text:span text:style-name="T7">Индексы</text:span> на ключевые поля для повышения производительности.</text:p>
        </text:list-item>
      </text:list>
      <text:list text:continue-list="list210253113346030" text:style-name="L10">
        <text:list-item>
          <text:p text:style-name="P27"><text:span text:style-name="Strong_20_Emphasis"><text:span text:style-name="T1">Механизм уведомлений (опционально):</text:span></text:span></text:p>
        </text:list-item>
      </text:list>
      <text:list xml:id="list210254148524894" text:continue-list="list210253987526802" text:style-name="L1">
        <text:list-item>
          <text:p text:style-name="P35">Отправка email-уведомлений при перебитии ставки или завершении аукциона;</text:p>
        </text:list-item>
      </text:list>
      <text:h text:style-name="P8" text:outline-level="3"><text:bookmark-start text:name="__RefHeading___Toc374_1783677583"/><text:span text:style-name="Strong_20_Emphasis"><text:span text:style-name="T1">Взаимодействие компонентов (в виде последовательности):</text:span></text:span><text:bookmark-end text:name="__RefHeading___Toc374_1783677583"/></text:h>
      <text:list text:style-name="L11">
        <text:list-item>
          <text:p text:style-name="P34">Пользователь отправляет HTTP-запрос (например, POST /login);</text:p>
        </text:list-item>
        <text:list-item>
          <text:p text:style-name="P34">FastAPI обрабатывает запрос, проверяет данные, возвращает <text:span text:style-name="T5">Bearer</text:span>-токен;</text:p>
        </text:list-item>
        <text:list-item>
          <text:p text:style-name="P34">Клиент использует токен для последующих действий (например, POST /bid);</text:p>
        </text:list-item>
        <text:list-item>
          <text:p text:style-name="P34"><text:soft-page-break/>Сервер проверяет валидность токена, обновляет данные в БД;</text:p>
        </text:list-item>
        <text:list-item>
          <text:p text:style-name="P34">В случае события (завершение торгов) система уведомляет участников и записывает результат.</text:p>
        </text:list-item>
      </text:list>
      <text:h text:style-name="P8" text:outline-level="3"><text:bookmark-start text:name="__RefHeading___Toc376_1783677583"/><text:span text:style-name="Strong_20_Emphasis"><text:span text:style-name="T1">Преимущества выбранной архитектуры:</text:span></text:span><text:bookmark-end text:name="__RefHeading___Toc376_1783677583"/></text:h>
      <text:list text:continue-list="list210254148524894" text:style-name="L1">
        <text:list-item>
          <text:p text:style-name="P36">Высокая производительность благодаря FastAPI и асинхронной обработке;</text:p>
        </text:list-item>
        <text:list-item>
          <text:p text:style-name="P36">Гибкость расширения функционала (возможность добавления платёжных модулей, модерации, чата и пр.);</text:p>
        </text:list-item>
        <text:list-item>
          <text:p text:style-name="P36">Удобство сопровождения и отладки за счёт модульной структуры;</text:p>
        </text:list-item>
        <text:list-item>
          <text:p text:style-name="P36">Совместимость с различными клиентскими приложениями (в том числе мобильными).</text:p>
        </text:list-item>
      </text:list>
      <text:h text:style-name="P8" text:outline-level="3"><text:bookmark-start text:name="__RefHeading___Toc378_1783677583"/><text:span text:style-name="Strong_20_Emphasis"><text:span text:style-name="T1">2.2 Модель данных</text:span></text:span><text:bookmark-end text:name="__RefHeading___Toc378_1783677583"/></text:h>
      <text:p text:style-name="P29"><text:tab/>В системе используется MongoDB — документно-ориентированная нереляционная база данных. Это позволяет гибко хранить и масштабировать данные без строгой схемы, что особенно удобно в системах с активным пользовательским взаимодействием, как в случае онлайн-аукционов.</text:p>
      <text:p text:style-name="P29">В системе определены следующие основные коллекции:</text:p>
      <text:h text:style-name="P9" text:outline-level="4"><text:bookmark-start text:name="__RefHeading___Toc380_1783677583"/><text:span text:style-name="Strong_20_Emphasis"><text:span text:style-name="T10">1. </text:span></text:span><text:span text:style-name="Strong_20_Emphasis"><text:span text:style-name="Source_20_Text"><text:span text:style-name="T10">clients</text:span></text:span></text:span><text:span text:style-name="Strong_20_Emphasis"><text:span text:style-name="T10"> — Пользователи</text:span></text:span><text:bookmark-end text:name="__RefHeading___Toc380_1783677583"/></text:h>
      <text:p text:style-name="P29">Содержит данные зарегистрированных клиентов, участвующих в торгах.</text:p>
      <text:p text:style-name="P37">Таблица 1 — <text:span text:style-name="T13">П</text:span>ользователи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9"><text:s/>Поле</text:p>
            </table:table-cell>
            <table:table-cell table:style-name="Table1.A1" office:value-type="string">
              <text:p text:style-name="P19">Тип</text:p>
            </table:table-cell>
            <table:table-cell table:style-name="Table1.A1" office:value-type="string">
              <text:p text:style-name="P19">Описание</text:p>
            </table:table-cell>
          </table:table-row>
        </table:table-header-rows>
        <table:table-row>
          <table:table-cell table:style-name="Table1.A1" office:value-type="string">
            <text:p text:style-name="P17"><text:span text:style-name="Source_20_Text"><text:span text:style-name="T1">_id</text:span></text:span></text:p>
          </table:table-cell>
          <table:table-cell table:style-name="Table1.A1" office:value-type="string">
            <text:p text:style-name="P18">ObjectId</text:p>
          </table:table-cell>
          <table:table-cell table:style-name="Table1.A1" office:value-type="string">
            <text:p text:style-name="P18">Уникальный ID MongoDB</text:p>
          </table:table-cell>
        </table:table-row>
        <table:table-row>
          <table:table-cell table:style-name="Table1.A1" office:value-type="string">
            <text:p text:style-name="P17"><text:span text:style-name="Source_20_Text"><text:span text:style-name="T1">id</text:span></text:span></text:p>
          </table:table-cell>
          <table:table-cell table:style-name="Table1.A1" office:value-type="string">
            <text:p text:style-name="P18">int</text:p>
          </table:table-cell>
          <table:table-cell table:style-name="Table1.A1" office:value-type="string">
            <text:p text:style-name="P18">Внутренний числовой ID</text:p>
          </table:table-cell>
        </table:table-row>
        <table:table-row>
          <table:table-cell table:style-name="Table1.A1" office:value-type="string">
            <text:p text:style-name="P17"><text:span text:style-name="Source_20_Text"><text:span text:style-name="T1">nickname</text:span></text:span></text:p>
          </table:table-cell>
          <table:table-cell table:style-name="Table1.A1" office:value-type="string">
            <text:p text:style-name="P18">string</text:p>
          </table:table-cell>
          <table:table-cell table:style-name="Table1.A1" office:value-type="string">
            <text:p text:style-name="P18">Отображаемое имя</text:p>
          </table:table-cell>
        </table:table-row>
        <table:table-row>
          <table:table-cell table:style-name="Table1.A1" office:value-type="string">
            <text:p text:style-name="P17"><text:span text:style-name="Source_20_Text"><text:span text:style-name="T1">email</text:span></text:span></text:p>
          </table:table-cell>
          <table:table-cell table:style-name="Table1.A1" office:value-type="string">
            <text:p text:style-name="P18">string</text:p>
          </table:table-cell>
          <table:table-cell table:style-name="Table1.A1" office:value-type="string">
            <text:p text:style-name="P18">Адрес электронной почты</text:p>
          </table:table-cell>
        </table:table-row>
        <text:soft-page-break/>
        <table:table-row>
          <table:table-cell table:style-name="Table1.A1" office:value-type="string">
            <text:p text:style-name="P17"><text:span text:style-name="Source_20_Text"><text:span text:style-name="T1">phone_number</text:span></text:span></text:p>
          </table:table-cell>
          <table:table-cell table:style-name="Table1.A1" office:value-type="string">
            <text:p text:style-name="P18">string</text:p>
          </table:table-cell>
          <table:table-cell table:style-name="Table1.A1" office:value-type="string">
            <text:p text:style-name="P18">Телефон</text:p>
          </table:table-cell>
        </table:table-row>
        <table:table-row>
          <table:table-cell table:style-name="Table1.A1" office:value-type="string">
            <text:p text:style-name="P17"><text:span text:style-name="Source_20_Text"><text:span text:style-name="T1">password</text:span></text:span></text:p>
          </table:table-cell>
          <table:table-cell table:style-name="Table1.A1" office:value-type="string">
            <text:p text:style-name="P18">string (SHA256)</text:p>
          </table:table-cell>
          <table:table-cell table:style-name="Table1.A1" office:value-type="string">
            <text:p text:style-name="P18">Захешированный пароль</text:p>
          </table:table-cell>
        </table:table-row>
        <table:table-row>
          <table:table-cell table:style-name="Table1.A1" office:value-type="string">
            <text:p text:style-name="P17"><text:span text:style-name="Source_20_Text"><text:span text:style-name="T1">avito_url</text:span></text:span></text:p>
          </table:table-cell>
          <table:table-cell table:style-name="Table1.A1" office:value-type="string">
            <text:p text:style-name="P18">string</text:p>
          </table:table-cell>
          <table:table-cell table:style-name="Table1.A1" office:value-type="string">
            <text:p text:style-name="P18">Ссылка на профиль/портфолио</text:p>
          </table:table-cell>
        </table:table-row>
        <table:table-row>
          <table:table-cell table:style-name="Table1.A1" office:value-type="string">
            <text:p text:style-name="P17"><text:span text:style-name="Source_20_Text"><text:span text:style-name="T1">email_verified</text:span></text:span></text:p>
          </table:table-cell>
          <table:table-cell table:style-name="Table1.A1" office:value-type="string">
            <text:p text:style-name="P18">boolean</text:p>
          </table:table-cell>
          <table:table-cell table:style-name="Table1.A1" office:value-type="string">
            <text:p text:style-name="P18">Подтверждение email</text:p>
          </table:table-cell>
        </table:table-row>
        <table:table-row>
          <table:table-cell table:style-name="Table1.A1" office:value-type="string">
            <text:p text:style-name="P17"><text:span text:style-name="Source_20_Text"><text:span text:style-name="T1">get_mails</text:span></text:span><text:span text:style-name="T1">, </text:span><text:span text:style-name="Source_20_Text"><text:span text:style-name="T1">mail_receive_*</text:span></text:span></text:p>
          </table:table-cell>
          <table:table-cell table:style-name="Table1.A1" office:value-type="string">
            <text:p text:style-name="P18">boolean</text:p>
          </table:table-cell>
          <table:table-cell table:style-name="Table1.A1" office:value-type="string">
            <text:p text:style-name="P18">Настройки уведомлений</text:p>
          </table:table-cell>
        </table:table-row>
      </table:table>
      <text:p text:style-name="P10"><text:span text:style-name="T1"/></text:p>
      <text:p text:style-name="P11"><text:span text:style-name="Strong_20_Emphasis"><text:span text:style-name="T1">Связь</text:span></text:span><text:span text:style-name="T1">: один пользователь может участвовать в неограниченном числе торгов.</text:span></text:p>
      <text:h text:style-name="P9" text:outline-level="4"><text:bookmark-start text:name="__RefHeading___Toc382_1783677583"/><text:span text:style-name="Strong_20_Emphasis"><text:span text:style-name="T10">2. </text:span></text:span><text:span text:style-name="Strong_20_Emphasis"><text:span text:style-name="Source_20_Text"><text:span text:style-name="T10">auctions</text:span></text:span></text:span><text:span text:style-name="Strong_20_Emphasis"><text:span text:style-name="T10"> — Аукционы / Лоты</text:span></text:span><text:bookmark-end text:name="__RefHeading___Toc382_1783677583"/></text:h>
      <text:p text:style-name="P29">Представляет монету или набор монет, выставленных на торги.</text:p>
      <text:p text:style-name="P38">Таблица 2 — Аукционы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19">Поле</text:p>
            </table:table-cell>
            <table:table-cell table:style-name="Table2.A1" office:value-type="string">
              <text:p text:style-name="P19">Тип</text:p>
            </table:table-cell>
            <table:table-cell table:style-name="Table2.A1" office:value-type="string">
              <text:p text:style-name="P19">Описание</text:p>
            </table:table-cell>
          </table:table-row>
        </table:table-header-rows>
        <table:table-row>
          <table:table-cell table:style-name="Table2.A1" office:value-type="string">
            <text:p text:style-name="P17"><text:span text:style-name="Source_20_Text"><text:span text:style-name="T1">_id</text:span></text:span></text:p>
          </table:table-cell>
          <table:table-cell table:style-name="Table2.A1" office:value-type="string">
            <text:p text:style-name="P18">ObjectId</text:p>
          </table:table-cell>
          <table:table-cell table:style-name="Table2.A1" office:value-type="string">
            <text:p text:style-name="P18">Уникальный ID</text:p>
          </table:table-cell>
        </table:table-row>
        <table:table-row>
          <table:table-cell table:style-name="Table2.A1" office:value-type="string">
            <text:p text:style-name="P17"><text:span text:style-name="Source_20_Text"><text:span text:style-name="T1">a_id</text:span></text:span></text:p>
          </table:table-cell>
          <table:table-cell table:style-name="Table2.A1" office:value-type="string">
            <text:p text:style-name="P18">int</text:p>
          </table:table-cell>
          <table:table-cell table:style-name="Table2.A1" office:value-type="string">
            <text:p text:style-name="P18">Числовой ID аукциона</text:p>
          </table:table-cell>
        </table:table-row>
        <table:table-row>
          <table:table-cell table:style-name="Table2.A1" office:value-type="string">
            <text:p text:style-name="P17"><text:span text:style-name="Source_20_Text"><text:span text:style-name="T1">short_name</text:span></text:span></text:p>
          </table:table-cell>
          <table:table-cell table:style-name="Table2.A1" office:value-type="string">
            <text:p text:style-name="P18">string</text:p>
          </table:table-cell>
          <table:table-cell table:style-name="Table2.A1" office:value-type="string">
            <text:p text:style-name="P18">Название лота</text:p>
          </table:table-cell>
        </table:table-row>
        <table:table-row>
          <table:table-cell table:style-name="Table2.A1" office:value-type="string">
            <text:p text:style-name="P17"><text:span text:style-name="Source_20_Text"><text:span text:style-name="T1">description</text:span></text:span></text:p>
          </table:table-cell>
          <table:table-cell table:style-name="Table2.A1" office:value-type="string">
            <text:p text:style-name="P18">string</text:p>
          </table:table-cell>
          <table:table-cell table:style-name="Table2.A1" office:value-type="string">
            <text:p text:style-name="P18">Подробности</text:p>
          </table:table-cell>
        </table:table-row>
        <table:table-row>
          <table:table-cell table:style-name="Table2.A1" office:value-type="string">
            <text:p text:style-name="P17"><text:span text:style-name="Source_20_Text"><text:span text:style-name="T1">start_price</text:span></text:span></text:p>
          </table:table-cell>
          <table:table-cell table:style-name="Table2.A1" office:value-type="string">
            <text:p text:style-name="P18">float (string)</text:p>
          </table:table-cell>
          <table:table-cell table:style-name="Table2.A1" office:value-type="string">
            <text:p text:style-name="P18">Стартовая цена</text:p>
          </table:table-cell>
        </table:table-row>
        <table:table-row>
          <table:table-cell table:style-name="Table2.A1" office:value-type="string">
            <text:p text:style-name="P17"><text:span text:style-name="Source_20_Text"><text:span text:style-name="T1">min_bid_step</text:span></text:span></text:p>
          </table:table-cell>
          <table:table-cell table:style-name="Table2.A1" office:value-type="string">
            <text:p text:style-name="P18">float (string)</text:p>
          </table:table-cell>
          <table:table-cell table:style-name="Table2.A1" office:value-type="string">
            <text:p text:style-name="P18">Минимальный шаг ставки</text:p>
          </table:table-cell>
        </table:table-row>
        <table:table-row>
          <table:table-cell table:style-name="Table2.A1" office:value-type="string">
            <text:p text:style-name="P17"><text:span text:style-name="Source_20_Text"><text:span text:style-name="T1">start_datetime</text:span></text:span></text:p>
          </table:table-cell>
          <table:table-cell table:style-name="Table2.A1" office:value-type="string">
            <text:p text:style-name="P18">datetime</text:p>
          </table:table-cell>
          <table:table-cell table:style-name="Table2.A1" office:value-type="string">
            <text:p text:style-name="P18">Время начала</text:p>
          </table:table-cell>
        </table:table-row>
        <table:table-row>
          <table:table-cell table:style-name="Table2.A1" office:value-type="string">
            <text:p text:style-name="P17"><text:span text:style-name="Source_20_Text"><text:span text:style-name="T1">end_datetime</text:span></text:span></text:p>
          </table:table-cell>
          <table:table-cell table:style-name="Table2.A1" office:value-type="string">
            <text:p text:style-name="P18">datetime</text:p>
          </table:table-cell>
          <table:table-cell table:style-name="Table2.A1" office:value-type="string">
            <text:p text:style-name="P18">Время окончания</text:p>
          </table:table-cell>
        </table:table-row>
        <table:table-row>
          <table:table-cell table:style-name="Table2.A1" office:value-type="string">
            <text:p text:style-name="P17"><text:span text:style-name="Source_20_Text"><text:span text:style-name="T1">bets</text:span></text:span></text:p>
          </table:table-cell>
          <table:table-cell table:style-name="Table2.A1" office:value-type="string">
            <text:p text:style-name="P18">array</text:p>
          </table:table-cell>
          <table:table-cell table:style-name="Table2.A1" office:value-type="string">
            <text:p text:style-name="P18">Вложенные документы ставок</text:p>
          </table:table-cell>
        </table:table-row>
        <table:table-row>
          <table:table-cell table:style-name="Table2.A1" office:value-type="string">
            <text:p text:style-name="P17"><text:span text:style-name="Source_20_Text"><text:span text:style-name="T1">bank</text:span></text:span></text:p>
          </table:table-cell>
          <table:table-cell table:style-name="Table2.A1" office:value-type="string">
            <text:p text:style-name="P18">string (URL)</text:p>
          </table:table-cell>
          <table:table-cell table:style-name="Table2.A1" office:value-type="string">
            <text:p text:style-name="P18">Ссылка на ЦБ/инфу о выпуске</text:p>
          </table:table-cell>
        </table:table-row>
        <table:table-row>
          <table:table-cell table:style-name="Table2.A1" office:value-type="string">
            <text:p text:style-name="P17"><text:span text:style-name="Source_20_Text"><text:span text:style-name="T1">photo</text:span></text:span></text:p>
          </table:table-cell>
          <table:table-cell table:style-name="Table2.A1" office:value-type="string">
            <text:p text:style-name="P18">string (base64/path)</text:p>
          </table:table-cell>
          <table:table-cell table:style-name="Table2.A1" office:value-type="string">
            <text:p text:style-name="P18">Фото монеты</text:p>
          </table:table-cell>
        </table:table-row>
        <table:table-row>
          <table:table-cell table:style-name="Table2.A1" office:value-type="string">
            <text:p text:style-name="P17"><text:span text:style-name="Source_20_Text"><text:span text:style-name="T1">is_active</text:span></text:span></text:p>
          </table:table-cell>
          <table:table-cell table:style-name="Table2.A1" office:value-type="string">
            <text:p text:style-name="P18">boolean</text:p>
          </table:table-cell>
          <table:table-cell table:style-name="Table2.A1" office:value-type="string">
            <text:p text:style-name="P18">Идут ли торги<text:soft-page-break/></text:p>
          </table:table-cell>
        </table:table-row>
        <table:table-row>
          <table:table-cell table:style-name="Table2.A1" office:value-type="string">
            <text:p text:style-name="P17"><text:span text:style-name="Source_20_Text"><text:span text:style-name="T1">deleted</text:span></text:span></text:p>
          </table:table-cell>
          <table:table-cell table:style-name="Table2.A1" office:value-type="string">
            <text:p text:style-name="P18">boolean</text:p>
          </table:table-cell>
          <table:table-cell table:style-name="Table2.A1" office:value-type="string">
            <text:p text:style-name="P18">Удалён ли лот</text:p>
          </table:table-cell>
        </table:table-row>
      </table:table>
      <text:p text:style-name="P12"><text:span text:style-name="Strong_20_Emphasis"><text:span text:style-name="T1">Связь</text:span></text:span><text:span text:style-name="T1">: один аукцион содержит много ставок. Каждая ставка — это объект с </text:span><text:span text:style-name="Source_20_Text"><text:span text:style-name="T1">nickname</text:span></text:span><text:span text:style-name="T1">, </text:span><text:span text:style-name="Source_20_Text"><text:span text:style-name="T1">bet_cost</text:span></text:span><text:span text:style-name="T1">, </text:span><text:span text:style-name="Source_20_Text"><text:span text:style-name="T1">clients_id</text:span></text:span><text:span text:style-name="T1">, </text:span><text:span text:style-name="Source_20_Text"><text:span text:style-name="T1">created_at</text:span></text:span><text:span text:style-name="T1">.</text:span></text:p>
      <text:h text:style-name="P9" text:outline-level="4"><text:bookmark-start text:name="__RefHeading___Toc384_1783677583"/><text:span text:style-name="Strong_20_Emphasis"><text:span text:style-name="T1">3. </text:span></text:span><text:span text:style-name="Strong_20_Emphasis"><text:span text:style-name="Source_20_Text"><text:span text:style-name="T1">admins</text:span></text:span></text:span><text:span text:style-name="Strong_20_Emphasis"><text:span text:style-name="T1"> — Администраторы</text:span></text:span><text:bookmark-end text:name="__RefHeading___Toc384_1783677583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19">Поле</text:p>
            </table:table-cell>
            <table:table-cell table:style-name="Table3.A1" office:value-type="string">
              <text:p text:style-name="P19">Тип</text:p>
            </table:table-cell>
            <table:table-cell table:style-name="Table3.A1" office:value-type="string">
              <text:p text:style-name="P19">Описание</text:p>
            </table:table-cell>
          </table:table-row>
        </table:table-header-rows>
        <table:table-row>
          <table:table-cell table:style-name="Table3.A1" office:value-type="string">
            <text:p text:style-name="P17"><text:span text:style-name="Source_20_Text"><text:span text:style-name="T1">_id</text:span></text:span></text:p>
          </table:table-cell>
          <table:table-cell table:style-name="Table3.A1" office:value-type="string">
            <text:p text:style-name="P18">ObjectId</text:p>
          </table:table-cell>
          <table:table-cell table:style-name="Table3.A1" office:value-type="string">
            <text:p text:style-name="P18">ID администратора</text:p>
          </table:table-cell>
        </table:table-row>
        <table:table-row>
          <table:table-cell table:style-name="Table3.A1" office:value-type="string">
            <text:p text:style-name="P17"><text:span text:style-name="Source_20_Text"><text:span text:style-name="T1">email</text:span></text:span></text:p>
          </table:table-cell>
          <table:table-cell table:style-name="Table3.A1" office:value-type="string">
            <text:p text:style-name="P18">string</text:p>
          </table:table-cell>
          <table:table-cell table:style-name="Table3.A1" office:value-type="string">
            <text:p text:style-name="P18">Email администратора</text:p>
          </table:table-cell>
        </table:table-row>
      </table:table>
      <text:p text:style-name="P13">Используется для разграничения доступа, например, к модерации лотов.</text:p>
      <text:h text:style-name="P9" text:outline-level="4"><text:bookmark-start text:name="__RefHeading___Toc386_1783677583"/><text:span text:style-name="Strong_20_Emphasis"><text:span text:style-name="T1">4. </text:span></text:span><text:span text:style-name="Strong_20_Emphasis"><text:span text:style-name="Source_20_Text"><text:span text:style-name="T1">tokens</text:span></text:span></text:span><text:span text:style-name="Strong_20_Emphasis"><text:span text:style-name="T1"> — Токены сброса пароля / подтверждения</text:span></text:span><text:bookmark-end text:name="__RefHeading___Toc386_1783677583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19">Поле</text:p>
            </table:table-cell>
            <table:table-cell table:style-name="Table4.A1" office:value-type="string">
              <text:p text:style-name="P19">Тип</text:p>
            </table:table-cell>
            <table:table-cell table:style-name="Table4.A1" office:value-type="string">
              <text:p text:style-name="P19">Описание</text:p>
            </table:table-cell>
          </table:table-row>
        </table:table-header-rows>
        <table:table-row>
          <table:table-cell table:style-name="Table4.A1" office:value-type="string">
            <text:p text:style-name="P17"><text:span text:style-name="Source_20_Text"><text:span text:style-name="T1">_id</text:span></text:span></text:p>
          </table:table-cell>
          <table:table-cell table:style-name="Table4.A1" office:value-type="string">
            <text:p text:style-name="P18">ObjectId</text:p>
          </table:table-cell>
          <table:table-cell table:style-name="Table4.A1" office:value-type="string">
            <text:p text:style-name="P18">ID документа</text:p>
          </table:table-cell>
        </table:table-row>
        <table:table-row>
          <table:table-cell table:style-name="Table4.A1" office:value-type="string">
            <text:p text:style-name="P17"><text:span text:style-name="Source_20_Text"><text:span text:style-name="T1">email</text:span></text:span></text:p>
          </table:table-cell>
          <table:table-cell table:style-name="Table4.A1" office:value-type="string">
            <text:p text:style-name="P18">string</text:p>
          </table:table-cell>
          <table:table-cell table:style-name="Table4.A1" office:value-type="string">
            <text:p text:style-name="P18">Email, к которому привязан токен</text:p>
          </table:table-cell>
        </table:table-row>
        <table:table-row>
          <table:table-cell table:style-name="Table4.A1" office:value-type="string">
            <text:p text:style-name="P17"><text:span text:style-name="Source_20_Text"><text:span text:style-name="T1">token</text:span></text:span></text:p>
          </table:table-cell>
          <table:table-cell table:style-name="Table4.A1" office:value-type="string">
            <text:p text:style-name="P18">string</text:p>
          </table:table-cell>
          <table:table-cell table:style-name="Table4.A1" office:value-type="string">
            <text:p text:style-name="P18">Сам токен</text:p>
          </table:table-cell>
        </table:table-row>
        <table:table-row>
          <table:table-cell table:style-name="Table4.A1" office:value-type="string">
            <text:p text:style-name="P17"><text:span text:style-name="Source_20_Text"><text:span text:style-name="T1">expire_at</text:span></text:span></text:p>
          </table:table-cell>
          <table:table-cell table:style-name="Table4.A1" office:value-type="string">
            <text:p text:style-name="P18">datetime</text:p>
          </table:table-cell>
          <table:table-cell table:style-name="Table4.A1" office:value-type="string">
            <text:p text:style-name="P18">Время истечения срока действия</text:p>
          </table:table-cell>
        </table:table-row>
      </table:table>
      <text:p text:style-name="P13">Используется для восстановления доступа.</text:p>
      <text:h text:style-name="P9" text:outline-level="4"><text:bookmark-start text:name="__RefHeading___Toc388_1783677583"/><text:span text:style-name="Strong_20_Emphasis"><text:span text:style-name="T1">5. </text:span></text:span><text:span text:style-name="Strong_20_Emphasis"><text:span text:style-name="Source_20_Text"><text:span text:style-name="T1">id_counters</text:span></text:span></text:span><text:span text:style-name="Strong_20_Emphasis"><text:span text:style-name="T1"> — Счетчики идентификаторов</text:span></text:span><text:bookmark-end text:name="__RefHeading___Toc388_1783677583"/></text:h>
      <text:p text:style-name="P29">MongoDB не использует автоинкременты, поэтому в системе реализован ручной счетчик.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19">Поле</text:p>
            </table:table-cell>
            <table:table-cell table:style-name="Table5.A1" office:value-type="string">
              <text:p text:style-name="P19">Тип</text:p>
            </table:table-cell>
            <table:table-cell table:style-name="Table5.A1" office:value-type="string">
              <text:p text:style-name="P19">Описание</text:p>
            </table:table-cell>
          </table:table-row>
        </table:table-header-rows>
        <table:table-row>
          <table:table-cell table:style-name="Table5.A1" office:value-type="string">
            <text:p text:style-name="P17"><text:span text:style-name="Source_20_Text"><text:span text:style-name="T1">_id</text:span></text:span></text:p>
          </table:table-cell>
          <table:table-cell table:style-name="Table5.A1" office:value-type="string">
            <text:p text:style-name="P18">ObjectId</text:p>
          </table:table-cell>
          <table:table-cell table:style-name="Table5.A1" office:value-type="string">
            <text:p text:style-name="P18">ID документа</text:p>
          </table:table-cell>
        </table:table-row>
        <table:table-row>
          <table:table-cell table:style-name="Table5.A1" office:value-type="string">
            <text:p text:style-name="P17"><text:span text:style-name="Source_20_Text"><text:span text:style-name="T1">a_id</text:span></text:span></text:p>
          </table:table-cell>
          <table:table-cell table:style-name="Table5.A1" office:value-type="string">
            <text:p text:style-name="P18">int</text:p>
          </table:table-cell>
          <table:table-cell table:style-name="Table5.A1" office:value-type="string">
            <text:p text:style-name="P18">Последний ID для аукционов</text:p>
          </table:table-cell>
        </table:table-row>
        <table:table-row>
          <table:table-cell table:style-name="Table5.A1" office:value-type="string">
            <text:p text:style-name="P17"><text:span text:style-name="Source_20_Text"><text:span text:style-name="T1">clients_id</text:span></text:span></text:p>
          </table:table-cell>
          <table:table-cell table:style-name="Table5.A1" office:value-type="string">
            <text:p text:style-name="P18">int</text:p>
          </table:table-cell>
          <table:table-cell table:style-name="Table5.A1" office:value-type="string">
            <text:p text:style-name="P18">Последний ID для пользователей</text:p>
          </table:table-cell>
        </table:table-row>
        <text:soft-page-break/>
        <table:table-row>
          <table:table-cell table:style-name="Table5.A1" office:value-type="string">
            <text:p text:style-name="P17"><text:span text:style-name="Source_20_Text"><text:span text:style-name="T1">с_id</text:span></text:span></text:p>
          </table:table-cell>
          <table:table-cell table:style-name="Table5.A1" office:value-type="string">
            <text:p text:style-name="P18">int</text:p>
          </table:table-cell>
          <table:table-cell table:style-name="Table5.A1" office:value-type="string">
            <text:p text:style-name="P18">Дополнительный счётчик (например, ставок)</text:p>
          </table:table-cell>
        </table:table-row>
      </table:table>
      <text:h text:style-name="P9" text:outline-level="4"><text:bookmark-start text:name="__RefHeading___Toc390_1783677583"/><text:span text:style-name="Strong_20_Emphasis"><text:span text:style-name="T1">Связи между коллекциями (логические):</text:span></text:span><text:bookmark-end text:name="__RefHeading___Toc390_1783677583"/></text:h>
      <text:list text:style-name="L13">
        <text:list-item>
          <text:p text:style-name="P28"><text:span text:style-name="Source_20_Text"><text:span text:style-name="T1">clients.id</text:span></text:span><text:span text:style-name="T1"> → используется в </text:span><text:span text:style-name="Source_20_Text"><text:span text:style-name="T1">auctions.bets.clients_id</text:span></text:span><text:span text:style-name="T1"> — чтобы связать пользователя и его ставку.</text:span></text:p>
        </text:list-item>
        <text:list-item>
          <text:p text:style-name="P28"><text:span text:style-name="Source_20_Text"><text:span text:style-name="T1">auctions.a_id</text:span></text:span><text:span text:style-name="T1"> — можно использовать как внешний ID для ссылок, истории, аналитики.</text:span></text:p>
        </text:list-item>
        <text:list-item>
          <text:p text:style-name="P28"><text:span text:style-name="Source_20_Text"><text:span text:style-name="T1">admins.email</text:span></text:span><text:span text:style-name="T1"> ↔ </text:span><text:span text:style-name="Source_20_Text"><text:span text:style-name="T1">clients.email</text:span></text:span><text:span text:style-name="T1"> — пересечение возможно для прав администратора.</text:span></text:p>
        </text:list-item>
      </text:list>
      <text:p text:style-name="P14">2.3 Диаграмма компонентов</text:p>
      <text:p text:style-name="P14">2.4 Бизнес-логика и пользовательские сценарии</text:p>
      <text:p text:style-name="P16">2.5 Безопасность и авторизация</text:p>
      <text:h text:style-name="P7" text:outline-level="1"><text:bookmark-start text:name="__RefHeading___Toc392_1783677583"/>Глава 3. Реализация системы<text:bookmark-end text:name="__RefHeading___Toc392_1783677583"/></text:h>
      <text:p text:style-name="P14">3.1 Используемые технологии</text:p>
      <text:p text:style-name="P14">3.2 Основные модули системы</text:p>
      <text:p text:style-name="P14">3.3 Примеры REST-запросов</text:p>
      <text:p text:style-name="P14">3.4 Скриншоты пользовательского интерфейса</text:p>
      <text:p text:style-name="P14">3.5 Тестирование и отладка</text:p>
      <text:h text:style-name="P7" text:outline-level="1"><text:bookmark-start text:name="__RefHeading___Toc94_63257577"/>Глава 4. Экономическое обоснование<text:bookmark-end text:name="__RefHeading___Toc94_63257577"/></text:h>
      <text:p text:style-name="P14">4.1 Расчёт затрат на разработку</text:p>
      <text:p text:style-name="P14">4.2 Оценка стоимости системы</text:p>
      <text:p text:style-name="P14">4.3 Сравнение с альтернативами</text:p>
      <text:p text:style-name="P14">4.4 Риски и способы их минимизации</text:p>
      <text:h text:style-name="P7" text:outline-level="1"><text:bookmark-start text:name="__RefHeading___Toc96_63257577"/>Глава 5. Защита данных и безопасность<text:bookmark-end text:name="__RefHeading___Toc96_63257577"/></text:h>
      <text:p text:style-name="P14">5.1 Актуальные угрозы</text:p>
      <text:p text:style-name="P14">5.2 Средства защиты</text:p>
      <text:p text:style-name="P14"><text:soft-page-break/>5.3 Регламент хранения и обработки данных</text:p>
      <text:h text:style-name="P7" text:outline-level="1"><text:bookmark-start text:name="__RefHeading___Toc98_63257577"/>Заключение<text:bookmark-end text:name="__RefHeading___Toc98_63257577"/></text:h>
      <text:p text:style-name="P14">Выводы по результатам работы</text:p>
      <text:p text:style-name="P14">Достигнутые цели</text:p>
      <text:p text:style-name="P14">Возможности развития проекта</text:p>
      <text:h text:style-name="P7" text:outline-level="1"><text:bookmark-start text:name="__RefHeading___Toc100_63257577"/>Список литературы<text:bookmark-end text:name="__RefHeading___Toc100_63257577"/></text:h>
      <text:h text:style-name="P7" text:outline-level="1"><text:bookmark-start text:name="__RefHeading___Toc102_63257577"/>Приложения<text:bookmark-end text:name="__RefHeading___Toc102_63257577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Times New Roman" fo:font-family="'Times New Roman'" style:font-family-generic="roman" style:font-pitch="variable" fo:font-size="14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size="14pt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9T16:57:19.019708424</meta:creation-date>
    <meta:generator>LibreOffice/24.2.7.2$Linux_X86_64 LibreOffice_project/420$Build-2</meta:generator>
    <dc:date>2025-04-24T21:02:39.196107834</dc:date>
    <meta:editing-duration>PT50M45S</meta:editing-duration>
    <meta:editing-cycles>16</meta:editing-cycles>
    <meta:document-statistic meta:table-count="5" meta:image-count="0" meta:object-count="0" meta:page-count="16" meta:paragraph-count="334" meta:word-count="2050" meta:character-count="16179" meta:non-whitespace-character-count="14527"/>
  </office:meta>
</office:document-meta>
</file>